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_array_test" table:style-name="ta1">
        <table:shapes>
          <draw:frame draw:z-index="0" draw:style-name="gr1" draw:text-style-name="P1" svg:width="12.7346in" svg:height="8.3972in" svg:x="3.7791in" svg:y="0.0732in">
            <draw:object draw:notify-on-update-of-ranges="mag_array_test.A1:mag_array_test.A128 mag_array_test.B1:mag_array_test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gnitude[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]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magnitude[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]</text:p>
          </table:table-cell>
          <table:table-cell office:value-type="float" office:value="0.00005362607" calcext:value-type="float">
            <text:p>0.00005362607</text:p>
          </table:table-cell>
        </table:table-row>
        <table:table-row table:style-name="ro1">
          <table:table-cell office:value-type="string" calcext:value-type="string">
            <text:p>magnitude[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]</text:p>
          </table:table-cell>
          <table:table-cell office:value-type="float" office:value="0.000027603752" calcext:value-type="float">
            <text:p>0.000027603752</text:p>
          </table:table-cell>
        </table:table-row>
        <table:table-row table:style-name="ro1">
          <table:table-cell office:value-type="string" calcext:value-type="string">
            <text:p>magnitude[1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]</text:p>
          </table:table-cell>
          <table:table-cell office:value-type="float" office:value="0.00011990011" calcext:value-type="float">
            <text:p>0.00011990011</text:p>
          </table:table-cell>
        </table:table-row>
        <table:table-row table:style-name="ro1">
          <table:table-cell office:value-type="string" calcext:value-type="string">
            <text:p>magnitude[1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]</text:p>
          </table:table-cell>
          <table:table-cell office:value-type="float" office:value="0.00026835597" calcext:value-type="float">
            <text:p>0.00026835597</text:p>
          </table:table-cell>
        </table:table-row>
        <table:table-row table:style-name="ro1">
          <table:table-cell office:value-type="string" calcext:value-type="string">
            <text:p>magnitude[1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]</text:p>
          </table:table-cell>
          <table:table-cell office:value-type="float" office:value="0.00005496118" calcext:value-type="float">
            <text:p>0.00005496118</text:p>
          </table:table-cell>
        </table:table-row>
        <table:table-row table:style-name="ro1">
          <table:table-cell office:value-type="string" calcext:value-type="string">
            <text:p>magnitude[2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6]</text:p>
          </table:table-cell>
          <table:table-cell office:value-type="float" office:value="0.00017290955" calcext:value-type="float">
            <text:p>0.00017290955</text:p>
          </table:table-cell>
        </table:table-row>
        <table:table-row table:style-name="ro1">
          <table:table-cell office:value-type="string" calcext:value-type="string">
            <text:p>magnitude[2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0]</text:p>
          </table:table-cell>
          <table:table-cell office:value-type="float" office:value="0.00015610667" calcext:value-type="float">
            <text:p>0.00015610667</text:p>
          </table:table-cell>
        </table:table-row>
        <table:table-row table:style-name="ro1">
          <table:table-cell office:value-type="string" calcext:value-type="string">
            <text:p>magnitude[3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3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4]</text:p>
          </table:table-cell>
          <table:table-cell office:value-type="float" office:value="0.00007600305" calcext:value-type="float">
            <text:p>0.00007600305</text:p>
          </table:table-cell>
        </table:table-row>
        <table:table-row table:style-name="ro1">
          <table:table-cell office:value-type="string" calcext:value-type="string">
            <text:p>magnitude[3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3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8]</text:p>
          </table:table-cell>
          <table:table-cell office:value-type="float" office:value="0.00006669077" calcext:value-type="float">
            <text:p>0.00006669077</text:p>
          </table:table-cell>
        </table:table-row>
        <table:table-row table:style-name="ro1">
          <table:table-cell office:value-type="string" calcext:value-type="string">
            <text:p>magnitude[3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4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2]</text:p>
          </table:table-cell>
          <table:table-cell office:value-type="float" office:value="0.000057229736" calcext:value-type="float">
            <text:p>0.000057229736</text:p>
          </table:table-cell>
        </table:table-row>
        <table:table-row table:style-name="ro1">
          <table:table-cell office:value-type="string" calcext:value-type="string">
            <text:p>magnitude[4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4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6]</text:p>
          </table:table-cell>
          <table:table-cell office:value-type="float" office:value="0.00013814431" calcext:value-type="float">
            <text:p>0.00013814431</text:p>
          </table:table-cell>
        </table:table-row>
        <table:table-row table:style-name="ro1">
          <table:table-cell office:value-type="string" calcext:value-type="string">
            <text:p>magnitude[4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4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0]</text:p>
          </table:table-cell>
          <table:table-cell office:value-type="float" office:value="0.00023769429" calcext:value-type="float">
            <text:p>0.00023769429</text:p>
          </table:table-cell>
        </table:table-row>
        <table:table-row table:style-name="ro1">
          <table:table-cell office:value-type="string" calcext:value-type="string">
            <text:p>magnitude[5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5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4]</text:p>
          </table:table-cell>
          <table:table-cell office:value-type="float" office:value="0.00005066459" calcext:value-type="float">
            <text:p>0.00005066459</text:p>
          </table:table-cell>
        </table:table-row>
        <table:table-row table:style-name="ro1">
          <table:table-cell office:value-type="string" calcext:value-type="string">
            <text:p>magnitude[5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5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8]</text:p>
          </table:table-cell>
          <table:table-cell office:value-type="float" office:value="0.000025254634" calcext:value-type="float">
            <text:p>0.000025254634</text:p>
          </table:table-cell>
        </table:table-row>
        <table:table-row table:style-name="ro1">
          <table:table-cell office:value-type="string" calcext:value-type="string">
            <text:p>magnitude[5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6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2]</text:p>
          </table:table-cell>
          <table:table-cell office:value-type="float" office:value="0.0001902525" calcext:value-type="float">
            <text:p>0.0001902525</text:p>
          </table:table-cell>
        </table:table-row>
        <table:table-row table:style-name="ro1">
          <table:table-cell office:value-type="string" calcext:value-type="string">
            <text:p>magnitude[6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6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6]</text:p>
          </table:table-cell>
          <table:table-cell office:value-type="float" office:value="0.0002321959" calcext:value-type="float">
            <text:p>0.0002321959</text:p>
          </table:table-cell>
        </table:table-row>
        <table:table-row table:style-name="ro1">
          <table:table-cell office:value-type="string" calcext:value-type="string">
            <text:p>magnitude[6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6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0]</text:p>
          </table:table-cell>
          <table:table-cell office:value-type="float" office:value="0.00021318323" calcext:value-type="float">
            <text:p>0.00021318323</text:p>
          </table:table-cell>
        </table:table-row>
        <table:table-row table:style-name="ro1">
          <table:table-cell office:value-type="string" calcext:value-type="string">
            <text:p>magnitude[7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7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4]</text:p>
          </table:table-cell>
          <table:table-cell office:value-type="float" office:value="0.00006791264" calcext:value-type="float">
            <text:p>0.00006791264</text:p>
          </table:table-cell>
        </table:table-row>
        <table:table-row table:style-name="ro1">
          <table:table-cell office:value-type="string" calcext:value-type="string">
            <text:p>magnitude[7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7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8]</text:p>
          </table:table-cell>
          <table:table-cell office:value-type="float" office:value="0.00021902447" calcext:value-type="float">
            <text:p>0.00021902447</text:p>
          </table:table-cell>
        </table:table-row>
        <table:table-row table:style-name="ro1">
          <table:table-cell office:value-type="string" calcext:value-type="string">
            <text:p>magnitude[7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8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2]</text:p>
          </table:table-cell>
          <table:table-cell office:value-type="float" office:value="0.00018801854" calcext:value-type="float">
            <text:p>0.00018801854</text:p>
          </table:table-cell>
        </table:table-row>
        <table:table-row table:style-name="ro1">
          <table:table-cell office:value-type="string" calcext:value-type="string">
            <text:p>magnitude[8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8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6]</text:p>
          </table:table-cell>
          <table:table-cell office:value-type="float" office:value="0.0000845626" calcext:value-type="float">
            <text:p>0.0000845626</text:p>
          </table:table-cell>
        </table:table-row>
        <table:table-row table:style-name="ro1">
          <table:table-cell office:value-type="string" calcext:value-type="string">
            <text:p>magnitude[8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8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0]</text:p>
          </table:table-cell>
          <table:table-cell office:value-type="float" office:value="0.000073758114" calcext:value-type="float">
            <text:p>0.000073758114</text:p>
          </table:table-cell>
        </table:table-row>
        <table:table-row table:style-name="ro1">
          <table:table-cell office:value-type="string" calcext:value-type="string">
            <text:p>magnitude[9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9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4]</text:p>
          </table:table-cell>
          <table:table-cell office:value-type="float" office:value="0.00029666323" calcext:value-type="float">
            <text:p>0.00029666323</text:p>
          </table:table-cell>
        </table:table-row>
        <table:table-row table:style-name="ro1">
          <table:table-cell office:value-type="string" calcext:value-type="string">
            <text:p>magnitude[9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9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8]</text:p>
          </table:table-cell>
          <table:table-cell office:value-type="float" office:value="0.00010363938" calcext:value-type="float">
            <text:p>0.00010363938</text:p>
          </table:table-cell>
        </table:table-row>
        <table:table-row table:style-name="ro1">
          <table:table-cell office:value-type="string" calcext:value-type="string">
            <text:p>magnitude[9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0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2]</text:p>
          </table:table-cell>
          <table:table-cell office:value-type="float" office:value="0.00012625346" calcext:value-type="float">
            <text:p>0.00012625346</text:p>
          </table:table-cell>
        </table:table-row>
        <table:table-row table:style-name="ro1">
          <table:table-cell office:value-type="string" calcext:value-type="string">
            <text:p>magnitude[10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0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6]</text:p>
          </table:table-cell>
          <table:table-cell office:value-type="float" office:value="0.00010898725" calcext:value-type="float">
            <text:p>0.00010898725</text:p>
          </table:table-cell>
        </table:table-row>
        <table:table-row table:style-name="ro1">
          <table:table-cell office:value-type="string" calcext:value-type="string">
            <text:p>magnitude[10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0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0]</text:p>
          </table:table-cell>
          <table:table-cell office:value-type="float" office:value="0.000044702814" calcext:value-type="float">
            <text:p>0.000044702814</text:p>
          </table:table-cell>
        </table:table-row>
        <table:table-row table:style-name="ro1">
          <table:table-cell office:value-type="string" calcext:value-type="string">
            <text:p>magnitude[11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1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4]</text:p>
          </table:table-cell>
          <table:table-cell office:value-type="float" office:value="0.00006359136" calcext:value-type="float">
            <text:p>0.00006359136</text:p>
          </table:table-cell>
        </table:table-row>
        <table:table-row table:style-name="ro1">
          <table:table-cell office:value-type="string" calcext:value-type="string">
            <text:p>magnitude[11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1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8]</text:p>
          </table:table-cell>
          <table:table-cell office:value-type="float" office:value="0.000004056952" calcext:value-type="float">
            <text:p>0.000004056952</text:p>
          </table:table-cell>
        </table:table-row>
        <table:table-row table:style-name="ro1">
          <table:table-cell office:value-type="string" calcext:value-type="string">
            <text:p>magnitude[11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2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2]</text:p>
          </table:table-cell>
          <table:table-cell office:value-type="float" office:value="0.00004275086" calcext:value-type="float">
            <text:p>0.00004275086</text:p>
          </table:table-cell>
        </table:table-row>
        <table:table-row table:style-name="ro1">
          <table:table-cell office:value-type="string" calcext:value-type="string">
            <text:p>magnitude[12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2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6]</text:p>
          </table:table-cell>
          <table:table-cell office:value-type="float" office:value="0.00014552574" calcext:value-type="float">
            <text:p>0.00014552574</text:p>
          </table:table-cell>
        </table:table-row>
        <table:table-row table:style-name="ro1">
          <table:table-cell office:value-type="string" calcext:value-type="string">
            <text:p>magnitude[12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2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0]</text:p>
          </table:table-cell>
          <table:table-cell office:value-type="float" office:value="0.00014552733" calcext:value-type="float">
            <text:p>0.00014552733</text:p>
          </table:table-cell>
        </table:table-row>
        <table:table-row table:style-name="ro1">
          <table:table-cell office:value-type="string" calcext:value-type="string">
            <text:p>magnitude[13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3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4]</text:p>
          </table:table-cell>
          <table:table-cell office:value-type="float" office:value="0.00004275086" calcext:value-type="float">
            <text:p>0.00004275086</text:p>
          </table:table-cell>
        </table:table-row>
        <table:table-row table:style-name="ro1">
          <table:table-cell office:value-type="string" calcext:value-type="string">
            <text:p>magnitude[13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3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8]</text:p>
          </table:table-cell>
          <table:table-cell office:value-type="float" office:value="0.0000040569475" calcext:value-type="float">
            <text:p>0.0000040569475</text:p>
          </table:table-cell>
        </table:table-row>
        <table:table-row table:style-name="ro1">
          <table:table-cell office:value-type="string" calcext:value-type="string">
            <text:p>magnitude[13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4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2]</text:p>
          </table:table-cell>
          <table:table-cell office:value-type="float" office:value="0.00006359136" calcext:value-type="float">
            <text:p>0.00006359136</text:p>
          </table:table-cell>
        </table:table-row>
        <table:table-row table:style-name="ro1">
          <table:table-cell office:value-type="string" calcext:value-type="string">
            <text:p>magnitude[14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4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6]</text:p>
          </table:table-cell>
          <table:table-cell office:value-type="float" office:value="0.000044702818" calcext:value-type="float">
            <text:p>0.000044702818</text:p>
          </table:table-cell>
        </table:table-row>
        <table:table-row table:style-name="ro1">
          <table:table-cell office:value-type="string" calcext:value-type="string">
            <text:p>magnitude[14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4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0]</text:p>
          </table:table-cell>
          <table:table-cell office:value-type="float" office:value="0.00010898725" calcext:value-type="float">
            <text:p>0.00010898725</text:p>
          </table:table-cell>
        </table:table-row>
        <table:table-row table:style-name="ro1">
          <table:table-cell office:value-type="string" calcext:value-type="string">
            <text:p>magnitude[15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5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4]</text:p>
          </table:table-cell>
          <table:table-cell office:value-type="float" office:value="0.00012625346" calcext:value-type="float">
            <text:p>0.00012625346</text:p>
          </table:table-cell>
        </table:table-row>
        <table:table-row table:style-name="ro1">
          <table:table-cell office:value-type="string" calcext:value-type="string">
            <text:p>magnitude[15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5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8]</text:p>
          </table:table-cell>
          <table:table-cell office:value-type="float" office:value="0.00010363935" calcext:value-type="float">
            <text:p>0.00010363935</text:p>
          </table:table-cell>
        </table:table-row>
        <table:table-row table:style-name="ro1">
          <table:table-cell office:value-type="string" calcext:value-type="string">
            <text:p>magnitude[15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6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2]</text:p>
          </table:table-cell>
          <table:table-cell office:value-type="float" office:value="0.00029666323" calcext:value-type="float">
            <text:p>0.00029666323</text:p>
          </table:table-cell>
        </table:table-row>
        <table:table-row table:style-name="ro1">
          <table:table-cell office:value-type="string" calcext:value-type="string">
            <text:p>magnitude[16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6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6]</text:p>
          </table:table-cell>
          <table:table-cell office:value-type="float" office:value="0.000073758114" calcext:value-type="float">
            <text:p>0.000073758114</text:p>
          </table:table-cell>
        </table:table-row>
        <table:table-row table:style-name="ro1">
          <table:table-cell office:value-type="string" calcext:value-type="string">
            <text:p>magnitude[16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6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0]</text:p>
          </table:table-cell>
          <table:table-cell office:value-type="float" office:value="0.0000845626" calcext:value-type="float">
            <text:p>0.0000845626</text:p>
          </table:table-cell>
        </table:table-row>
        <table:table-row table:style-name="ro1">
          <table:table-cell office:value-type="string" calcext:value-type="string">
            <text:p>magnitude[17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7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4]</text:p>
          </table:table-cell>
          <table:table-cell office:value-type="float" office:value="0.00018801854" calcext:value-type="float">
            <text:p>0.00018801854</text:p>
          </table:table-cell>
        </table:table-row>
        <table:table-row table:style-name="ro1">
          <table:table-cell office:value-type="string" calcext:value-type="string">
            <text:p>magnitude[17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7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8]</text:p>
          </table:table-cell>
          <table:table-cell office:value-type="float" office:value="0.00021902446" calcext:value-type="float">
            <text:p>0.00021902446</text:p>
          </table:table-cell>
        </table:table-row>
        <table:table-row table:style-name="ro1">
          <table:table-cell office:value-type="string" calcext:value-type="string">
            <text:p>magnitude[17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8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2]</text:p>
          </table:table-cell>
          <table:table-cell office:value-type="float" office:value="0.00006791263" calcext:value-type="float">
            <text:p>0.00006791263</text:p>
          </table:table-cell>
        </table:table-row>
        <table:table-row table:style-name="ro1">
          <table:table-cell office:value-type="string" calcext:value-type="string">
            <text:p>magnitude[18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8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6]</text:p>
          </table:table-cell>
          <table:table-cell office:value-type="float" office:value="0.00021318324" calcext:value-type="float">
            <text:p>0.00021318324</text:p>
          </table:table-cell>
        </table:table-row>
        <table:table-row table:style-name="ro1">
          <table:table-cell office:value-type="string" calcext:value-type="string">
            <text:p>magnitude[18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8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0]</text:p>
          </table:table-cell>
          <table:table-cell office:value-type="float" office:value="0.00023219605" calcext:value-type="float">
            <text:p>0.00023219605</text:p>
          </table:table-cell>
        </table:table-row>
        <table:table-row table:style-name="ro1">
          <table:table-cell office:value-type="string" calcext:value-type="string">
            <text:p>magnitude[19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9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4]</text:p>
          </table:table-cell>
          <table:table-cell office:value-type="float" office:value="0.00019025271" calcext:value-type="float">
            <text:p>0.00019025271</text:p>
          </table:table-cell>
        </table:table-row>
        <table:table-row table:style-name="ro1">
          <table:table-cell office:value-type="string" calcext:value-type="string">
            <text:p>magnitude[19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9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8]</text:p>
          </table:table-cell>
          <table:table-cell office:value-type="float" office:value="0.000025254634" calcext:value-type="float">
            <text:p>0.000025254634</text:p>
          </table:table-cell>
        </table:table-row>
        <table:table-row table:style-name="ro1">
          <table:table-cell office:value-type="string" calcext:value-type="string">
            <text:p>magnitude[19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0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2]</text:p>
          </table:table-cell>
          <table:table-cell office:value-type="float" office:value="0.000050664592" calcext:value-type="float">
            <text:p>0.000050664592</text:p>
          </table:table-cell>
        </table:table-row>
        <table:table-row table:style-name="ro1">
          <table:table-cell office:value-type="string" calcext:value-type="string">
            <text:p>magnitude[20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0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6]</text:p>
          </table:table-cell>
          <table:table-cell office:value-type="float" office:value="0.00023769427" calcext:value-type="float">
            <text:p>0.00023769427</text:p>
          </table:table-cell>
        </table:table-row>
        <table:table-row table:style-name="ro1">
          <table:table-cell office:value-type="string" calcext:value-type="string">
            <text:p>magnitude[20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0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0]</text:p>
          </table:table-cell>
          <table:table-cell office:value-type="float" office:value="0.0001381443" calcext:value-type="float">
            <text:p>0.0001381443</text:p>
          </table:table-cell>
        </table:table-row>
        <table:table-row table:style-name="ro1">
          <table:table-cell office:value-type="string" calcext:value-type="string">
            <text:p>magnitude[21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1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4]</text:p>
          </table:table-cell>
          <table:table-cell office:value-type="float" office:value="0.00005722974" calcext:value-type="float">
            <text:p>0.00005722974</text:p>
          </table:table-cell>
        </table:table-row>
        <table:table-row table:style-name="ro1">
          <table:table-cell office:value-type="string" calcext:value-type="string">
            <text:p>magnitude[21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1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8]</text:p>
          </table:table-cell>
          <table:table-cell office:value-type="float" office:value="0.00006669077" calcext:value-type="float">
            <text:p>0.00006669077</text:p>
          </table:table-cell>
        </table:table-row>
        <table:table-row table:style-name="ro1">
          <table:table-cell office:value-type="string" calcext:value-type="string">
            <text:p>magnitude[21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2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2]</text:p>
          </table:table-cell>
          <table:table-cell office:value-type="float" office:value="0.00007600324" calcext:value-type="float">
            <text:p>0.00007600324</text:p>
          </table:table-cell>
        </table:table-row>
        <table:table-row table:style-name="ro1">
          <table:table-cell office:value-type="string" calcext:value-type="string">
            <text:p>magnitude[22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2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6]</text:p>
          </table:table-cell>
          <table:table-cell office:value-type="float" office:value="0.00015610678" calcext:value-type="float">
            <text:p>0.00015610678</text:p>
          </table:table-cell>
        </table:table-row>
        <table:table-row table:style-name="ro1">
          <table:table-cell office:value-type="string" calcext:value-type="string">
            <text:p>magnitude[22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2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0]</text:p>
          </table:table-cell>
          <table:table-cell office:value-type="float" office:value="0.00017290955" calcext:value-type="float">
            <text:p>0.00017290955</text:p>
          </table:table-cell>
        </table:table-row>
        <table:table-row table:style-name="ro1">
          <table:table-cell office:value-type="string" calcext:value-type="string">
            <text:p>magnitude[23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3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4]</text:p>
          </table:table-cell>
          <table:table-cell office:value-type="float" office:value="0.00005496118" calcext:value-type="float">
            <text:p>0.00005496118</text:p>
          </table:table-cell>
        </table:table-row>
        <table:table-row table:style-name="ro1">
          <table:table-cell office:value-type="string" calcext:value-type="string">
            <text:p>magnitude[23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3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8]</text:p>
          </table:table-cell>
          <table:table-cell office:value-type="float" office:value="0.00026835597" calcext:value-type="float">
            <text:p>0.00026835597</text:p>
          </table:table-cell>
        </table:table-row>
        <table:table-row table:style-name="ro1">
          <table:table-cell office:value-type="string" calcext:value-type="string">
            <text:p>magnitude[23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4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2]</text:p>
          </table:table-cell>
          <table:table-cell office:value-type="float" office:value="0.00011990009" calcext:value-type="float">
            <text:p>0.00011990009</text:p>
          </table:table-cell>
        </table:table-row>
        <table:table-row table:style-name="ro1">
          <table:table-cell office:value-type="string" calcext:value-type="string">
            <text:p>magnitude[24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4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6]</text:p>
          </table:table-cell>
          <table:table-cell office:value-type="float" office:value="0.000027603732" calcext:value-type="float">
            <text:p>0.000027603732</text:p>
          </table:table-cell>
        </table:table-row>
        <table:table-row table:style-name="ro1">
          <table:table-cell office:value-type="string" calcext:value-type="string">
            <text:p>magnitude[24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4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50]</text:p>
          </table:table-cell>
          <table:table-cell office:value-type="float" office:value="0.000053626085" calcext:value-type="float">
            <text:p>0.000053626085</text:p>
          </table:table-cell>
        </table:table-row>
        <table:table-row table:style-name="ro1">
          <table:table-cell office:value-type="string" calcext:value-type="string">
            <text:p>magnitude[25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5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5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54]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magnitude[255]</text:p>
          </table:table-cell>
          <table:table-cell office:value-type="float" office:value="0.00000000000008867097" calcext:value-type="float">
            <text:p>8.867097E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23:51:35.335525756</dc:date>
    <meta:editing-duration>PT3M52S</meta:editing-duration>
    <meta:editing-cycles>1</meta:editing-cycles>
    <meta:generator>LibreOffice/7.3.7.2$Linux_X86_64 LibreOffice_project/30$Build-2</meta:generator>
    <meta:document-statistic meta:table-count="1" meta:cell-count="5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47cm" svg:height="21.33cm" xlink:href=".." xlink:type="simple" chart:class="chart:bar" chart:style-name="ch1">
        <chart:title svg:x="14.357cm" svg:y="0.562cm" chart:style-name="ch2">
          <text:p>magnitude values</text:p>
        </chart:title>
        <chart:legend chart:legend-position="end" svg:x="30.084cm" svg:y="10.366cm" style:legend-expansion="high" chart:style-name="ch3"/>
        <chart:plot-area chart:style-name="ch4" table:cell-range-address="mag_array_test.A1:mag_array_test.B128" chart:data-source-has-labels="column" svg:x="0.646cm" svg:y="1.767cm" svg:width="28.792cm" svg:height="19.137cm">
          <chart:coordinate-region svg:x="2.084cm" svg:y="1.966cm" svg:width="27.354cm" svg:height="16.742cm"/>
          <chart:axis chart:dimension="x" chart:name="primary-x" chart:style-name="ch5" chartooo:axis-type="auto">
            <chartooo:date-scale/>
            <chart:categories table:cell-range-address="mag_array_test.A1:mag_array_test.A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g_array_test.B1:mag_array_test.B128" chart:class="chart:bar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agnitude[0]</text:p>
                <draw:g>
                  <svg:desc>mag_array_test.A1:mag_array_test.A128</svg:desc>
                </draw:g>
              </table:table-cell>
              <table:table-cell office:value-type="float" office:value="0.00000000000006269985">
                <text:p>0.00000000000006269985</text:p>
                <draw:g>
                  <svg:desc>mag_array_test.B1:mag_array_test.B128</svg:desc>
                </draw:g>
              </table:table-cell>
            </table:table-row>
            <table:table-row>
              <table:table-cell office:value-type="string">
                <text:p>magnitude[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]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magnitude[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]</text:p>
              </table:table-cell>
              <table:table-cell office:value-type="float" office:value="0.00005362607">
                <text:p>0.00005362607</text:p>
              </table:table-cell>
            </table:table-row>
            <table:table-row>
              <table:table-cell office:value-type="string">
                <text:p>magnitude[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]</text:p>
              </table:table-cell>
              <table:table-cell office:value-type="float" office:value="0.000027603752">
                <text:p>0.000027603752</text:p>
              </table:table-cell>
            </table:table-row>
            <table:table-row>
              <table:table-cell office:value-type="string">
                <text:p>magnitude[1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4]</text:p>
              </table:table-cell>
              <table:table-cell office:value-type="float" office:value="0.00011990011">
                <text:p>0.00011990011</text:p>
              </table:table-cell>
            </table:table-row>
            <table:table-row>
              <table:table-cell office:value-type="string">
                <text:p>magnitude[1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8]</text:p>
              </table:table-cell>
              <table:table-cell office:value-type="float" office:value="0.00026835597">
                <text:p>0.00026835597</text:p>
              </table:table-cell>
            </table:table-row>
            <table:table-row>
              <table:table-cell office:value-type="string">
                <text:p>magnitude[1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2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2]</text:p>
              </table:table-cell>
              <table:table-cell office:value-type="float" office:value="0.00005496118">
                <text:p>0.00005496118</text:p>
              </table:table-cell>
            </table:table-row>
            <table:table-row>
              <table:table-cell office:value-type="string">
                <text:p>magnitude[2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2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6]</text:p>
              </table:table-cell>
              <table:table-cell office:value-type="float" office:value="0.00017290955">
                <text:p>0.00017290955</text:p>
              </table:table-cell>
            </table:table-row>
            <table:table-row>
              <table:table-cell office:value-type="string">
                <text:p>magnitude[2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2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0]</text:p>
              </table:table-cell>
              <table:table-cell office:value-type="float" office:value="0.00015610667">
                <text:p>0.00015610667</text:p>
              </table:table-cell>
            </table:table-row>
            <table:table-row>
              <table:table-cell office:value-type="string">
                <text:p>magnitude[3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3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4]</text:p>
              </table:table-cell>
              <table:table-cell office:value-type="float" office:value="0.00007600305">
                <text:p>0.00007600305</text:p>
              </table:table-cell>
            </table:table-row>
            <table:table-row>
              <table:table-cell office:value-type="string">
                <text:p>magnitude[3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3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8]</text:p>
              </table:table-cell>
              <table:table-cell office:value-type="float" office:value="0.00006669077">
                <text:p>0.00006669077</text:p>
              </table:table-cell>
            </table:table-row>
            <table:table-row>
              <table:table-cell office:value-type="string">
                <text:p>magnitude[3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4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2]</text:p>
              </table:table-cell>
              <table:table-cell office:value-type="float" office:value="0.000057229736">
                <text:p>0.000057229736</text:p>
              </table:table-cell>
            </table:table-row>
            <table:table-row>
              <table:table-cell office:value-type="string">
                <text:p>magnitude[4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4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6]</text:p>
              </table:table-cell>
              <table:table-cell office:value-type="float" office:value="0.00013814431">
                <text:p>0.00013814431</text:p>
              </table:table-cell>
            </table:table-row>
            <table:table-row>
              <table:table-cell office:value-type="string">
                <text:p>magnitude[4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4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0]</text:p>
              </table:table-cell>
              <table:table-cell office:value-type="float" office:value="0.00023769429">
                <text:p>0.00023769429</text:p>
              </table:table-cell>
            </table:table-row>
            <table:table-row>
              <table:table-cell office:value-type="string">
                <text:p>magnitude[5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5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4]</text:p>
              </table:table-cell>
              <table:table-cell office:value-type="float" office:value="0.00005066459">
                <text:p>0.00005066459</text:p>
              </table:table-cell>
            </table:table-row>
            <table:table-row>
              <table:table-cell office:value-type="string">
                <text:p>magnitude[5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5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8]</text:p>
              </table:table-cell>
              <table:table-cell office:value-type="float" office:value="0.000025254634">
                <text:p>0.000025254634</text:p>
              </table:table-cell>
            </table:table-row>
            <table:table-row>
              <table:table-cell office:value-type="string">
                <text:p>magnitude[5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6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2]</text:p>
              </table:table-cell>
              <table:table-cell office:value-type="float" office:value="0.0001902525">
                <text:p>0.0001902525</text:p>
              </table:table-cell>
            </table:table-row>
            <table:table-row>
              <table:table-cell office:value-type="string">
                <text:p>magnitude[6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6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6]</text:p>
              </table:table-cell>
              <table:table-cell office:value-type="float" office:value="0.0002321959">
                <text:p>0.0002321959</text:p>
              </table:table-cell>
            </table:table-row>
            <table:table-row>
              <table:table-cell office:value-type="string">
                <text:p>magnitude[6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6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0]</text:p>
              </table:table-cell>
              <table:table-cell office:value-type="float" office:value="0.00021318323">
                <text:p>0.00021318323</text:p>
              </table:table-cell>
            </table:table-row>
            <table:table-row>
              <table:table-cell office:value-type="string">
                <text:p>magnitude[7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7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4]</text:p>
              </table:table-cell>
              <table:table-cell office:value-type="float" office:value="0.00006791264">
                <text:p>0.00006791264</text:p>
              </table:table-cell>
            </table:table-row>
            <table:table-row>
              <table:table-cell office:value-type="string">
                <text:p>magnitude[7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7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8]</text:p>
              </table:table-cell>
              <table:table-cell office:value-type="float" office:value="0.00021902447">
                <text:p>0.00021902447</text:p>
              </table:table-cell>
            </table:table-row>
            <table:table-row>
              <table:table-cell office:value-type="string">
                <text:p>magnitude[7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8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2]</text:p>
              </table:table-cell>
              <table:table-cell office:value-type="float" office:value="0.00018801854">
                <text:p>0.00018801854</text:p>
              </table:table-cell>
            </table:table-row>
            <table:table-row>
              <table:table-cell office:value-type="string">
                <text:p>magnitude[8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8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6]</text:p>
              </table:table-cell>
              <table:table-cell office:value-type="float" office:value="0.0000845626">
                <text:p>0.0000845626</text:p>
              </table:table-cell>
            </table:table-row>
            <table:table-row>
              <table:table-cell office:value-type="string">
                <text:p>magnitude[8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8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0]</text:p>
              </table:table-cell>
              <table:table-cell office:value-type="float" office:value="0.000073758114">
                <text:p>0.000073758114</text:p>
              </table:table-cell>
            </table:table-row>
            <table:table-row>
              <table:table-cell office:value-type="string">
                <text:p>magnitude[9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9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4]</text:p>
              </table:table-cell>
              <table:table-cell office:value-type="float" office:value="0.00029666323">
                <text:p>0.00029666323</text:p>
              </table:table-cell>
            </table:table-row>
            <table:table-row>
              <table:table-cell office:value-type="string">
                <text:p>magnitude[9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9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8]</text:p>
              </table:table-cell>
              <table:table-cell office:value-type="float" office:value="0.00010363938">
                <text:p>0.00010363938</text:p>
              </table:table-cell>
            </table:table-row>
            <table:table-row>
              <table:table-cell office:value-type="string">
                <text:p>magnitude[9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0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2]</text:p>
              </table:table-cell>
              <table:table-cell office:value-type="float" office:value="0.00012625346">
                <text:p>0.00012625346</text:p>
              </table:table-cell>
            </table:table-row>
            <table:table-row>
              <table:table-cell office:value-type="string">
                <text:p>magnitude[10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0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6]</text:p>
              </table:table-cell>
              <table:table-cell office:value-type="float" office:value="0.00010898725">
                <text:p>0.00010898725</text:p>
              </table:table-cell>
            </table:table-row>
            <table:table-row>
              <table:table-cell office:value-type="string">
                <text:p>magnitude[10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0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0]</text:p>
              </table:table-cell>
              <table:table-cell office:value-type="float" office:value="0.000044702814">
                <text:p>0.000044702814</text:p>
              </table:table-cell>
            </table:table-row>
            <table:table-row>
              <table:table-cell office:value-type="string">
                <text:p>magnitude[11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1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4]</text:p>
              </table:table-cell>
              <table:table-cell office:value-type="float" office:value="0.00006359136">
                <text:p>0.00006359136</text:p>
              </table:table-cell>
            </table:table-row>
            <table:table-row>
              <table:table-cell office:value-type="string">
                <text:p>magnitude[11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1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8]</text:p>
              </table:table-cell>
              <table:table-cell office:value-type="float" office:value="0.000004056952">
                <text:p>0.000004056952</text:p>
              </table:table-cell>
            </table:table-row>
            <table:table-row>
              <table:table-cell office:value-type="string">
                <text:p>magnitude[11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2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2]</text:p>
              </table:table-cell>
              <table:table-cell office:value-type="float" office:value="0.00004275086">
                <text:p>0.00004275086</text:p>
              </table:table-cell>
            </table:table-row>
            <table:table-row>
              <table:table-cell office:value-type="string">
                <text:p>magnitude[12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2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6]</text:p>
              </table:table-cell>
              <table:table-cell office:value-type="float" office:value="0.00014552574">
                <text:p>0.00014552574</text:p>
              </table:table-cell>
            </table:table-row>
            <table:table-row>
              <table:table-cell office:value-type="string">
                <text:p>magnitude[127]</text:p>
              </table:table-cell>
              <table:table-cell office:value-type="float" office:value="0.00000000000008867097">
                <text:p>0.00000000000008867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